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uilding your own package for OpenWRT</text:h>
      <text:p text:style-name="Text_20_body">Posted on by <text:a xlink:type="simple" xlink:href="https://vivekian2.wordpress.com/author/vivekian2/" text:style-name="Internet_20_link" text:visited-style-name="Visited_20_Internet_20_Link">vivekian2</text:a> </text:p>
      <text:p text:style-name="Text_20_body"><text:a xlink:type="simple" xlink:href="http://en.wikipedia.org/wiki/OpenWrt" text:style-name="Internet_20_link" text:visited-style-name="Visited_20_Internet_20_Link">OpenWRT</text:a> is a robust and flexible Linux distribution meant for wireless embedded devices. One of the reasons why OpenWRT has become widely popular is that it has a package management system which allows the user to add packages as per the requirements. If someone is into wireless / mesh network research OpenWRT is invaluable. An important part of it could be to create an OpenWRT package out of your own source code. Something worth understanding here is that there are two makefiles which are referred here — the “normal” makefile which is part of your source code and a “special” makefile which is used by the package management system and the buildroot.</text:p>
      <text:p text:style-name="Text_20_body"><text:bookmark text:name="more-3"/>As an example, this package was created for some C++ wrapper classes around C socket calls. The source code is available <text:a xlink:type="simple" xlink:href="http://www.cs.uh.edu/%7Evivekian/downloads/commonclasses-0.1.tar.gz" text:style-name="Internet_20_link" text:visited-style-name="Visited_20_Internet_20_Link">here</text:a>. It contains the “normal” makefile within it. These are the steps which were carried out :</text:p>
      <text:p text:style-name="Text_20_body">1. <text:span text:style-name="Emphasis"><text:span text:style-name="Strong_20_Emphasis">Write the OpenWRT makefile</text:span></text:span> : This is a special makefile which OpenWRT uses. The Makefile is listed and explained at the end of this post. Understanding how to write this makefile is the key to building packages on OpenWRT.</text:p>
      <text:p text:style-name="Text_20_body">2. <text:span text:style-name="Emphasis"><text:span text:style-name="Strong_20_Emphasis">Copy this makefile in the appropriate folder : </text:span></text:span>This should be package/&lt;packageName&gt;/Makefile within your buildroot system.</text:p>
      <text:p text:style-name="Text_20_body">3. <text:span text:style-name="Emphasis"><text:span text:style-name="Strong_20_Emphasis">make menuconfig : </text:span></text:span>Once the makefile has been placed in the appropriate directory, calling <text:span text:style-name="Emphasis">make menuconfig </text:span>in the buildroot system should show the package in the appropriate section. The package should be selected.</text:p>
      <text:p text:style-name="Text_20_body">4. <text:span text:style-name="Emphasis"><text:span text:style-name="Strong_20_Emphasis">make package/&lt;package name&gt;-compile V=99</text:span></text:span> : This does two things — downloads your package from the URL you specified and compiles the package as well. By default the compilation is done as per the “normal” makefile. You should be able to see the package source code in the dl folder and the compiled images in build_i386/&lt;package-name&gt;.<text:line-break/>5. <text:span text:style-name="Emphasis"><text:span text:style-name="Strong_20_Emphasis">make package/&lt;package name&gt;-install V=99</text:span></text:span> : This should create the appropriate ipkg package in /bin/packages. Now you can go ahead and port the ipkg to your wrap board and install it using ipkg install &lt;package name&gt;<text:line-break/><text:span text:style-name="Source_20_Text"><text:line-break/># This is free software, licensed under the GNU General Public License v2.<text:line-break/># See /LICENSE for more information.<text:line-break/>#<text:line-break/># $Id$</text:span></text:p>
      <text:p text:style-name="Text_20_body"><text:span text:style-name="Source_20_Text">include $(TOPDIR)/rules.mk</text:span></text:p>
      <text:p text:style-name="Text_20_body">#These lines concatanate the package name and list the URL location from which the package source code is to be downloaded<text:line-break/><text:soft-page-break/><text:span text:style-name="Source_20_Text">PKG_NAME:=commonclasses<text:line-break/>PKG_VERSION:=0.1<text:line-break/>PKG_RELEASE:=1</text:span></text:p>
      <text:p text:style-name="Text_20_body"><text:span text:style-name="Source_20_Text">PKG_SOURCE:=$(PKG_NAME)-$(PKG_VERSION).tar.gz<text:line-break/>PKG_SOURCE_URL:=http://www.cs.uh.edu/~vivekian/downloads/</text:span></text:p>
      <text:p text:style-name="Text_20_body">#md5 can be computed using the md5sum utility available on linux</text:p>
      <text:p text:style-name="Text_20_body"><text:span text:style-name="Source_20_Text">PKG_MD5SUM:=6607524493ff74de82cc114e32674d40<text:line-break/>PKG_CAT:=zcat</text:span></text:p>
      <text:p text:style-name="Text_20_body"><text:span text:style-name="Source_20_Text">PKG_BUILD_DIR:=$(BUILD_DIR)/$(PKG_NAME)-$(PKG_VERSION)</text:span></text:p>
      <text:p text:style-name="Text_20_body"><text:span text:style-name="Source_20_Text">include $(INCLUDE_DIR)/package.mk</text:span></text:p>
      <text:p text:style-name="Text_20_body">#These lines describe what your package does and its place in the menu config</text:p>
      <text:p text:style-name="Text_20_body"><text:span text:style-name="Source_20_Text">define Package/commonclasses<text:line-break/>SECTION:=net<text:line-break/>CATEGORY:=Network<text:line-break/>TITLE:=CommonClasses is a group of classes which are C++ wrappers around C socket functions<text:line-break/>DESCRIPTION:=\<text:line-break/>You can use this in your C++ code \\\<text:line-break/>It will make your life easier \\\<text:line-break/>It will save you time !<text:line-break/>URL:=http://www.cs.uh.edu/~vivekian<text:line-break/>endef</text:span></text:p>
      <text:p text:style-name="Text_20_body">#For the compile rules you need to specify the cross compiler which needs to be used :<text:line-break/><text:span text:style-name="Source_20_Text"><text:line-break/>define Build/Compile<text:line-break/>$(MAKE) -C $(PKG_BUILD_DIR) \<text:line-break/>CXX="$(TARGET_CROSS)g++"<text:line-break/>endef<text:line-break/></text:span><text:line-break/>#These lines describe where your binary images are to be installed – its the equivalent to make install</text:p>
      <text:p text:style-name="Text_20_body"># This particular package is a library and the installation rules reflect it</text:p>
      <text:p text:style-name="Text_20_body"><text:span text:style-name="Source_20_Text">define Package/commonclasses/install<text:line-break/>$(INSTALL_DIR) $(1)/usr/lib<text:line-break/>$(INSTALL_DIR) $(1)/usr/include<text:line-break/>$(INSTALL_BIN) $(PKG_BUILD_DIR)/libcppsocket.so $(1)/usr/lib/<text:line-break/>$(INSTALL_DATA) $(PKG_BUILD_DIR)/SockException.h $(1)/usr/include/<text:line-break/>$(INSTALL_DATA) $(PKG_BUILD_DIR)/Socket.h $(1)/usr/include/<text:line-break/></text:span><text:soft-page-break/><text:span text:style-name="Source_20_Text">$(INSTALL_DATA) $(PKG_BUILD_DIR)/SocketReaderWriter.h $(1)/usr/include/<text:line-break/>$(INSTALL_DATA) $(PKG_BUILD_DIR)/TcpSocket.h $(1)/usr/include/<text:line-break/>$(INSTALL_DATA) $(PKG_BUILD_DIR)/UdpSocket.h $(1)/usr/include/<text:line-break/>endef</text:span></text:p>
      <text:p text:style-name="Text_20_body"><text:span text:style-name="Source_20_Text">$(eval $(call BuildPackage,commonclasses))</text:span></text:p>
      <text:p text:style-name="Text_20_body">Some Useful Links :</text:p>
      <text:list xml:id="list7541465197265958680" text:style-name="L1">
        <text:list-item>
          <text:p text:style-name="P2"><text:a xlink:type="simple" xlink:href="http://forum.openwrt.org/viewtopic.php?pid=44767" text:style-name="Internet_20_link" text:visited-style-name="Visited_20_Internet_20_Link">http://forum.openwrt.org/viewtopic.php?pid=44767</text:a> </text:p>
        </text:list-item>
        <text:list-item>
          <text:p text:style-name="P1"><text:a xlink:type="simple" xlink:href="http://wiki.openwrt.org/BuildingPackagesHowTo" text:style-name="Internet_20_link" text:visited-style-name="Visited_20_Internet_20_Link">http://wiki.openwrt.org/BuildingPackagesHowTo</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6:18:41.530096646</meta:creation-date>
    <dc:date>2017-05-29T16:19:46.831304349</dc:date>
    <meta:editing-duration>PT1M5S</meta:editing-duration>
    <meta:editing-cycles>1</meta:editing-cycles>
    <meta:document-statistic meta:table-count="0" meta:image-count="0" meta:object-count="0" meta:page-count="3" meta:paragraph-count="24" meta:word-count="555" meta:character-count="4072" meta:non-whitespace-character-count="3534"/>
    <meta:generator>LibreOffice/5.1.6.2$Linux_X86_64 LibreOffice_project/10m0$Build-2</meta:generator>
  </office:meta>
</office:document-meta>
</file>